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0pt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3" style:family="paragraph" style:parent-style-name="Standard">
      <style:paragraph-properties fo:text-align="start" style:justify-single-word="false"/>
      <style:text-properties fo:font-size="24pt" style:font-size-asian="24pt" style:font-size-complex="2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UTAU Tomas</text:p>
      <text:p text:style-name="P1"/>
      <text:p text:style-name="P2">Procédure installation Linux</text:p>
      <text:p text:style-name="P2"/>
      <text:p text:style-name="P3">-Choisir la langue</text:p>
      <text:p text:style-name="P3">-Choisir le nom de système</text:p>
      <text:p text:style-name="P3">-Choisir le nom de domaine</text:p>
      <text:p text:style-name="P3">-Choisir mot de passe</text:p>
      <text:p text:style-name="P3">-Créer un utilisateur</text:p>
      <text:p text:style-name="P3">-Sélectionner la langue</text:p>
      <text:p text:style-name="P3">-Sélectionner le miroir de l'archive « ftp.fr.debian.org »</text:p>
      <text:p text:style-name="P3">-Configuration de popularity-contest → non</text:p>
      <text:p text:style-name="P3">-Sélectionner les logiciels → tout enlever sauf le dernier</text:p>
      <text:p text:style-name="P3">-Installer le programme de démarrage GRUB →ou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omas Lutau</meta:initial-creator>
    <meta:creation-date>2015-11-10T10:38:58.20</meta:creation-date>
    <dc:date>2015-11-10T11:28:09.32</dc:date>
    <dc:creator>Tomas Lutau</dc:creator>
    <meta:editing-duration>PT49M10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" meta:paragraph-count="12" meta:word-count="57" meta:character-count="378"/>
  </office:meta>
</office:document-meta>
</file>